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mFile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File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mFileOutputStrea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amFileOutputStream.RamFileOutputStream( Ram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